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20000007DDE2682F232ECD34D.png" manifest:media-type="image/png"/>
  <manifest:file-entry manifest:full-path="Pictures/10000000000000430000000D202CF17802757CFA.png" manifest:media-type="image/png"/>
  <manifest:file-entry manifest:full-path="Pictures/TablePreview1.svm" manifest:media-type=""/>
  <manifest:file-entry manifest:full-path="Pictures/10000000000000820000006C725A1F78D0A42C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3" svg:font-family="Verdana"/>
    <style:font-face style:name="Times New Roman3" svg:font-family="'Times New Roman'" style:font-family-generic="modern" style:font-pitch="fixed"/>
    <style:font-face style:name="Liberation Sans2" svg:font-family="'Liberation Sans'" style:font-pitch="variable"/>
    <style:font-face style:name="Verdana2" svg:font-family="Verdana" style:font-pitch="variable"/>
    <style:font-face style:name="Noto Sans CJK SC Regular1" svg:font-family="'Noto Sans CJK SC Regular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6.23cm" style:use-optimal-column-width="false"/>
    </style:style>
    <style:style style:name="co2" style:family="table-column">
      <style:table-column-properties style:column-width="7.399cm" style:use-optimal-column-width="false"/>
    </style:style>
    <style:style style:name="co3" style:family="table-column">
      <style:table-column-properties style:column-width="9.23cm" style:use-optimal-column-width="false"/>
    </style:style>
    <style:style style:name="ro1" style:family="table-row">
      <style:table-row-properties style:row-height="0.992cm"/>
    </style:style>
    <style:style style:name="ro2" style:family="table-row">
      <style:table-row-properties style:row-height="3.94cm"/>
    </style:style>
    <style:style style:name="ro3" style:family="table-row">
      <style:table-row-properties style:row-height="3.203cm"/>
    </style:style>
    <style:style style:name="ro4" style:family="table-row">
      <style:table-row-properties style:row-height="4.677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cm" fo:margin-bottom="0cm" fo:line-height="100%" style:punctuation-wrap="simple" style:writing-mode="lr-tb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margin-left="0cm" fo:margin-right="0cm" fo:line-height="100%" fo:text-align="start" fo:text-indent="0cm" style:punctuation-wrap="simple" style:writing-mode="lr-tb"/>
    </style:style>
    <style:style style:name="P6" style:family="paragraph">
      <style:paragraph-properties fo:line-height="100%" fo:text-align="start" style:writing-mode="lr-tb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3366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3366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3366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336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3366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001cm" svg:y="7.6cm" presentation:class="title" presentation:user-transformed="true">
          <draw:text-box>
            <text:p>Recommendation Syste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erce in Electronic worl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ore than 3 billion people are now using the Internet - <text:span text:style-name="T1">United Nations agency that oversees international communications</text:span></text:p>
              </text:list-item>
              <text:list-item>
                <text:p><text:span text:style-name="T2"><text:a xlink:href="../../../../Downloads/ecommerce.jpeg" xlink:type="simple">Here are some statistics on Electronic commerce</text:a></text:span></text:p>
              </text:list-item>
              <text:list-item>
                <text:p><text:span text:style-name="T2">We can clearly infer the potential of such a consumer b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commendations in Electronic worl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mazon company reported a 29% sales increase to $12.83 billion after a simple ugrade to their recommendation engine.</text:p>
              </text:list-item>
              <text:list-item>
                <text:p>A majority of all e commerce happening is of recommended item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ommendation facto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imilarities</text:p>
              </text:list-item>
              <text:list-item>
                <text:p>Differences</text:p>
              </text:list-item>
              <text:list-item>
                <text:p>Behaviour</text:p>
              </text:list-item>
              <text:list-item>
                <text:p>Previous history</text:p>
              </text:list-item>
              <text:list-item>
                <text:p>Previous experi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3"><text:span text:style-name="T3">Recommend</text:span><text:span text:style-name="T3">er system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<text:s/></text:span><text:span text:style-name="T4">RS seen as a function</text:span></text:p>
              </text:list-item>
              <text:list-item>
                <text:p text:style-name="P5"><text:span text:style-name="T4">Given:</text:span></text:p>
              </text:list-item>
            </text:list>
            <text:p text:style-name="P5"><text:span text:style-name="T5"><text:s text:c="9"/></text:span><text:span text:style-name="T5">-User model (e.g. ratings, preferences, demographics, situational <text:s text:c="11"/>context)</text:span></text:p>
            <text:p text:style-name="P5"><text:span text:style-name="T5"><text:s text:c="9"/></text:span><text:span text:style-name="T5">-Items (with or without description of item characteristics)</text:span></text:p>
            <text:list text:continue-numbering="true" text:style-name="L3">
              <text:list-item>
                <text:p text:style-name="P5"><text:span text:style-name="T4">Find:</text:span></text:p>
              </text:list-item>
            </text:list>
            <text:p text:style-name="P5"><text:span text:style-name="T5"><text:s text:c="10"/></text:span><text:span text:style-name="T5">-Relevance score. Used for ranking.</text:span></text:p>
            <text:list text:continue-numbering="true" text:style-name="L3">
              <text:list-item>
                <text:p text:style-name="P5"><text:span text:style-name="T4">Finally:</text:span></text:p>
              </text:list-item>
            </text:list>
            <text:p text:style-name="P5"><text:span text:style-name="T5"><text:s text:c="11"/></text:span><text:span text:style-name="T5">-Recommend items that are assumed to be relevant</text:span></text:p>
            <text:list text:continue-numbering="true" text:style-name="L3">
              <text:list-item>
                <text:p text:style-name="P5"><text:span text:style-name="T4">But:</text:span></text:p>
              </text:list-item>
            </text:list>
            <text:p text:style-name="P5"><text:span text:style-name="T5"><text:s text:c="11"/></text:span><text:span text:style-name="T5">-Remember that relevance might be context-dependent</text:span></text:p>
            <text:p text:style-name="P5"><text:span text:style-name="T5"><text:s text:c="11"/></text:span><text:span text:style-name="T5">-Characteristics of the list itself might be important (diversity)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<text:span text:style-name="T6">Paradigms </text:span><text:span text:style-name="T6">of </text:span><text:span text:style-name="T6">recommend</text:span><text:span text:style-name="T6">er system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p text:style-name="P6"><text:span text:style-name="T4">Recommender systems reduce information overload by estimating relevance </text:span></text:p>
          </draw:text-box>
        </draw:frame>
        <draw:g draw:name="Gruppieren 12">
          <draw:frame draw:name="Grafik 5" draw:style-name="gr2" draw:text-style-name="P7" draw:layer="layout" svg:width="4.563cm" svg:height="3.791cm" svg:x="7.6cm" svg:y="12.397cm">
            <draw:image xlink:href="Pictures/10000000000000820000006C725A1F78D0A42CAD.png" xlink:type="simple" xlink:show="embed" xlink:actuate="onLoad">
              <text:p/>
            </draw:image>
          </draw:frame>
          <draw:frame draw:name="Grafik 6" draw:style-name="gr2" draw:text-style-name="P7" draw:layer="layout" svg:width="3.135cm" svg:height="0.608cm" svg:x="11.569cm" svg:y="13.191cm">
            <draw:image xlink:href="Pictures/10000000000000430000000D202CF17802757CFA.png" xlink:type="simple" xlink:show="embed" xlink:actuate="onLoad">
              <text:p/>
            </draw:image>
          </draw:frame>
          <draw:frame draw:name="Grafik 7" draw:style-name="gr2" draw:text-style-name="P7" draw:layer="layout" svg:width="4.47cm" svg:height="4.298cm" svg:x="14.744cm" svg:y="12cm">
            <draw:image xlink:href="Pictures/10000000000000820000007DDE2682F232ECD34D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<text:span text:style-name="T6">Recommen</text:span><text:span text:style-name="T6">der </text:span><text:span text:style-name="T6">systems: </text:span><text:span text:style-name="T6">basic </text:span><text:span text:style-name="T6">techniques</text:span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name="Group 41" draw:style-name="standard" draw:layer="layout" svg:width="22.858cm" svg:height="12.811cm" svg:x="2.434cm" svg:y="5.723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8"><text:span text:style-name="T7">Pros</text:span></text:p>
              </table:table-cell>
              <table:table-cell table:style-name="ce3">
                <text:p text:style-name="P8"><text:span text:style-name="T7">Cons</text:span></text:p>
              </table:table-cell>
            </table:table-row>
            <table:table-row table:style-name="ro2">
              <table:table-cell table:style-name="ce4">
                <text:p text:style-name="P8"><text:span text:style-name="T7">Collaborative</text:span></text:p>
              </table:table-cell>
              <table:table-cell table:style-name="ce5">
                <text:p text:style-name="P8"><text:span text:style-name="T7">No knowledge-engineering effort, serendipity of results, learns market segments</text:span></text:p>
              </table:table-cell>
              <table:table-cell table:style-name="ce6">
                <text:p text:style-name="P8"><text:span text:style-name="T7">Requires some form of rating feedback, cold start for new users and new items</text:span></text:p>
              </table:table-cell>
            </table:table-row>
            <table:table-row table:style-name="ro3">
              <table:table-cell table:style-name="ce4">
                <text:p text:style-name="P8"><text:span text:style-name="T7">Content-based</text:span></text:p>
              </table:table-cell>
              <table:table-cell table:style-name="ce5">
                <text:p text:style-name="P8"><text:span text:style-name="T7">No community required, comparison between items possible</text:span></text:p>
              </table:table-cell>
              <table:table-cell table:style-name="ce6">
                <text:p text:style-name="P8"><text:span text:style-name="T7">Content descriptions necessary, cold start for new users, no surprises</text:span></text:p>
              </table:table-cell>
            </table:table-row>
            <table:table-row table:style-name="ro4">
              <table:table-cell table:style-name="ce7">
                <text:p text:style-name="P8"><text:span text:style-name="T7">Knowledge-based</text:span></text:p>
              </table:table-cell>
              <table:table-cell table:style-name="ce8">
                <text:p text:style-name="P8"><text:span text:style-name="T7">Deterministic recommendations, assured quality, no cold-start, can resemble sales dialogue</text:span></text:p>
              </table:table-cell>
              <table:table-cell table:style-name="ce9">
                <text:p text:style-name="P8"><text:span text:style-name="T7">Knowledge engineering effort to bootstrap, basically static, does not react to short-term trend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3" svg:font-family="Verdana"/>
    <style:font-face style:name="Times New Roman3" svg:font-family="'Times New Roman'" style:font-family-generic="modern" style:font-pitch="fixed"/>
    <style:font-face style:name="Liberation Sans2" svg:font-family="'Liberation Sans'" style:font-pitch="variable"/>
    <style:font-face style:name="Verdana2" svg:font-family="Verdana" style:font-pitch="variable"/>
    <style:font-face style:name="Noto Sans CJK SC Regular1" svg:font-family="'Noto Sans CJK SC Regular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3366" style:text-outline="false" style:text-line-through-style="none" style:text-line-through-type="none" style:text-position="0% 100%" style:font-name="Verdana3" fo:font-family="Verdana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3366" style:text-line-through-style="none" style:text-line-through-type="none" style:text-position="0% 100%" style:font-name="Verdana3" fo:font-family="Verdana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3366" style:text-line-through-style="none" style:text-line-through-type="none" style:text-position="0% 100%" style:font-name="Verdana3" fo:font-family="Verdana" fo:font-size="17pt" fo:letter-spacing="normal" fo:font-style="normal" style:text-underline-style="none" fo:font-weight="normal" style:font-name-asian="Times New Roman3" style:font-family-asian="'Times New Roman'" style:font-family-generic-asian="modern" style:font-pitch-asian="fixed" style:font-size-asian="17pt" style:font-style-asian="normal" style:font-weight-asian="normal" style:font-name-complex="Helvetica" style:font-family-complex="Helvetica" style:font-family-generic-complex="swiss" style:font-pitch-complex="variable" style:font-size-complex="17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3366" style:text-line-through-style="none" style:text-line-through-type="none" style:text-position="0% 100%" style:font-name="Verdana3" fo:font-family="Verdana" fo:font-size="17pt" fo:letter-spacing="normal" fo:font-style="normal" style:text-underline-style="none" fo:font-weight="normal" style:font-name-asian="Times New Roman3" style:font-family-asian="'Times New Roman'" style:font-family-generic-asian="modern" style:font-pitch-asian="fixed" style:font-size-asian="17pt" style:font-style-asian="normal" style:font-weight-asian="normal" style:font-name-complex="Helvetica" style:font-family-complex="Helvetica" style:font-family-generic-complex="swiss" style:font-pitch-complex="variable" style:font-size-complex="17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Tabelle-background" style:display-name="Titel und Tabelle-background" style:family="presentation">
      <style:graphic-properties draw:stroke="none" draw:fill="solid" draw:fill-color="#ffffff"/>
      <style:text-properties style:letter-kerning="true"/>
    </style:style>
    <style:style style:name="Titel_20_und_20_Tabelle-backgroundobjects" style:display-name="Titel und 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Tabelle-notes" style:display-name="Titel und Tabel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Tabelle-outline1" style:display-name="Titel und Tabelle-outline1" style:family="presentation">
      <style:graphic-properties draw:stroke="none" draw:fill="none" draw:auto-grow-height="false" draw:fit-to-size="shrink-to-fit">
        <text:list-style style:name="Titel_20_und_20_Tabelle-outline1" style:display-name="Titel und Tabel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3366" style:text-outline="false" style:text-line-through-style="none" style:text-line-through-type="none" style:text-position="0% 100%" style:font-name="Verdana3" fo:font-family="Verdana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Tabelle-outline2" style:display-name="Titel und Tabelle-outline2" style:family="presentation" style:parent-style-name="Titel_20_und_20_Tabell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3366" style:text-line-through-style="none" style:text-line-through-type="none" style:text-position="0% 100%" style:font-name="Verdana3" fo:font-family="Verdana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itel_20_und_20_Tabelle-outline3" style:display-name="Titel und Tabelle-outline3" style:family="presentation" style:parent-style-name="Titel_20_und_20_Tabell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3366" style:text-line-through-style="none" style:text-line-through-type="none" style:text-position="0% 100%" style:font-name="Verdana3" fo:font-family="Verdana" fo:font-size="17pt" fo:letter-spacing="normal" fo:font-style="normal" style:text-underline-style="none" fo:font-weight="normal" style:font-name-asian="Times New Roman3" style:font-family-asian="'Times New Roman'" style:font-family-generic-asian="modern" style:font-pitch-asian="fixed" style:font-size-asian="17pt" style:font-style-asian="normal" style:font-weight-asian="normal" style:font-name-complex="Helvetica" style:font-family-complex="Helvetica" style:font-family-generic-complex="swiss" style:font-pitch-complex="variable" style:font-size-complex="17pt" style:font-style-complex="normal" style:font-weight-complex="normal"/>
    </style:style>
    <style:style style:name="Titel_20_und_20_Tabelle-outline4" style:display-name="Titel und Tabelle-outline4" style:family="presentation" style:parent-style-name="Titel_20_und_20_Tabell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3366" style:text-line-through-style="none" style:text-line-through-type="none" style:text-position="0% 100%" style:font-name="Verdana3" fo:font-family="Verdana" fo:font-size="17pt" fo:letter-spacing="normal" fo:font-style="normal" style:text-underline-style="none" fo:font-weight="normal" style:font-name-asian="Times New Roman3" style:font-family-asian="'Times New Roman'" style:font-family-generic-asian="modern" style:font-pitch-asian="fixed" style:font-size-asian="17pt" style:font-style-asian="normal" style:font-weight-asian="normal" style:font-name-complex="Helvetica" style:font-family-complex="Helvetica" style:font-family-generic-complex="swiss" style:font-pitch-complex="variable" style:font-size-complex="17pt" style:font-style-complex="normal" style:font-weight-complex="normal"/>
    </style:style>
    <style:style style:name="Titel_20_und_20_Tabelle-outline5" style:display-name="Titel und Tabelle-outline5" style:family="presentation" style:parent-style-name="Titel_20_und_20_Tabelle-outline4">
      <style:paragraph-properties fo:margin-top="0.1cm" fo:margin-bottom="0cm"/>
      <style:text-properties fo:font-size="20pt" style:font-size-asian="20pt" style:font-size-complex="20pt"/>
    </style:style>
    <style:style style:name="Titel_20_und_20_Tabelle-outline6" style:display-name="Titel und Tabelle-outline6" style:family="presentation" style:parent-style-name="Titel_20_und_20_Tabelle-outline5">
      <style:paragraph-properties fo:margin-top="0.1cm" fo:margin-bottom="0cm"/>
      <style:text-properties fo:font-size="20pt" style:font-size-asian="20pt" style:font-size-complex="20pt"/>
    </style:style>
    <style:style style:name="Titel_20_und_20_Tabelle-outline7" style:display-name="Titel und Tabelle-outline7" style:family="presentation" style:parent-style-name="Titel_20_und_20_Tabelle-outline6">
      <style:paragraph-properties fo:margin-top="0.1cm" fo:margin-bottom="0cm"/>
      <style:text-properties fo:font-size="20pt" style:font-size-asian="20pt" style:font-size-complex="20pt"/>
    </style:style>
    <style:style style:name="Titel_20_und_20_Tabelle-outline8" style:display-name="Titel und Tabelle-outline8" style:family="presentation" style:parent-style-name="Titel_20_und_20_Tabelle-outline7">
      <style:paragraph-properties fo:margin-top="0.1cm" fo:margin-bottom="0cm"/>
      <style:text-properties fo:font-size="20pt" style:font-size-asian="20pt" style:font-size-complex="20pt"/>
    </style:style>
    <style:style style:name="Titel_20_und_20_Tabelle-outline9" style:display-name="Titel und Tabelle-outline9" style:family="presentation" style:parent-style-name="Titel_20_und_20_Tabelle-outline8">
      <style:paragraph-properties fo:margin-top="0.1cm" fo:margin-bottom="0cm"/>
      <style:text-properties fo:font-size="20pt" style:font-size-asian="20pt" style:font-size-complex="20pt"/>
    </style:style>
    <style:style style:name="Titel_20_und_20_Tabelle-subtitle" style:display-name="Titel und Tabelle-subtitle" style:family="presentation">
      <style:graphic-properties draw:stroke="none" draw:fill="none" draw:textarea-vertical-align="middle">
        <text:list-style style:name="Titel_20_und_20_Tabelle-subtitle" style:display-name="Titel und Tabel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Tabelle-title" style:display-name="Titel und Tabelle-title" style:family="presentation">
      <style:graphic-properties draw:stroke="none" draw:fill="none" draw:textarea-vertical-align="middle">
        <text:list-style style:name="Titel_20_und_20_Tabelle-title" style:display-name="Titel und Tabel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3366" style:text-outline="false" style:text-line-through-style="none" style:text-line-through-type="none" style:text-position="0% 100%" style:font-name="Verdana3" fo:font-family="Verdana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3366" style:text-line-through-style="none" style:text-line-through-type="none" style:text-position="0% 100%" style:font-name="Verdana3" fo:font-family="Verdana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3366" style:text-line-through-style="none" style:text-line-through-type="none" style:text-position="0% 100%" style:font-name="Verdana3" fo:font-family="Verdana" fo:font-size="17pt" fo:letter-spacing="normal" fo:font-style="normal" style:text-underline-style="none" fo:font-weight="normal" style:font-name-asian="Times New Roman3" style:font-family-asian="'Times New Roman'" style:font-family-generic-asian="modern" style:font-pitch-asian="fixed" style:font-size-asian="17pt" style:font-style-asian="normal" style:font-weight-asian="normal" style:font-name-complex="Helvetica" style:font-family-complex="Helvetica" style:font-family-generic-complex="swiss" style:font-pitch-complex="variable" style:font-size-complex="17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3366" style:text-line-through-style="none" style:text-line-through-type="none" style:text-position="0% 100%" style:font-name="Verdana3" fo:font-family="Verdana" fo:font-size="17pt" fo:letter-spacing="normal" fo:font-style="normal" style:text-underline-style="none" fo:font-weight="normal" style:font-name-asian="Times New Roman3" style:font-family-asian="'Times New Roman'" style:font-family-generic-asian="modern" style:font-pitch-asian="fixed" style:font-size-asian="17pt" style:font-style-asian="normal" style:font-weight-asian="normal" style:font-name-complex="Helvetica" style:font-family-complex="Helvetica" style:font-family-generic-complex="swiss" style:font-pitch-complex="variable" style:font-size-complex="17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3366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 style:list-style-name="ML4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 style:list-style-name="ML4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r8" style:family="presentation" style:parent-style-name="Titel_20_und_20_Tabelle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el_20_und_20_Tabell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Titel_20_und_20_Tabelle-backgroundobjects">
      <style:graphic-properties draw:stroke="none" draw:fill="none" draw:fill-color="#ffffff" draw:auto-grow-height="false" fo:min-height="1.421cm"/>
    </style:style>
    <style:style style:name="Mpr11" style:family="presentation" style:parent-style-name="Titel_20_und_20_Tabelle-backgroundobjects">
      <style:graphic-properties draw:stroke="none" draw:fill="none" draw:fill-color="#ffffff" draw:textarea-vertical-align="bottom" draw:auto-grow-height="false" fo:min-height="1.421cm"/>
    </style:style>
    <style:style style:name="Mpr12" style:family="presentation" style:parent-style-name="Titel_20_und_20_Inhalt_5f_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Titel_20_und_20_Inhal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Titel_20_und_20_Inhalt_5f_-backgroundobjects">
      <style:graphic-properties draw:stroke="none" draw:fill="none" draw:fill-color="#ffffff" draw:auto-grow-height="false" fo:min-height="1.421cm"/>
    </style:style>
    <style:style style:name="Mpr15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2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6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336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4" style:family="text">
      <style:text-properties fo:font-variant="normal" fo:text-transform="none" fo:color="#003366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fo:font-variant="normal" fo:text-transform="none" fo:color="#003366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3366" style:text-line-through-style="none" style:text-line-through-type="none" style:text-position="0% 100%" style:font-name="Calibri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MT7" style:family="text">
      <style:text-properties fo:font-variant="normal" fo:text-transform="none" fo:color="#003366" style:text-line-through-style="none" style:text-line-through-type="none" style:text-position="0% 100%" style:font-name="Calibri" fo:font-size="17pt" fo:letter-spacing="normal" fo:font-style="normal" style:text-underline-style="none" fo:font-weight="normal" style:font-name-asian="Times New Roman3" style:font-size-asian="17pt" style:font-style-asian="normal" style:font-weight-asian="normal" style:font-name-complex="Helvetica" style:font-size-complex="17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3366" style:text-line-through-style="none" style:text-line-through-type="none" style:text-position="0% 100%" style:font-name="Verdana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line draw:name="Line 4" draw:style-name="Mgr3" draw:text-style-name="MP7" draw:layer="backgroundobjects" svg:x1="1.481cm" svg:y1="3.386cm" svg:x2="23.706cm" svg:y2="3.387cm">
        <text:p/>
      </draw:line>
      <draw:custom-shape draw:name="Text Box 5" draw:style-name="Mgr4" draw:text-style-name="MP9" draw:layer="backgroundobjects" svg:width="2.942cm" svg:height="0.674cm" svg:x="21.462cm" svg:y="17.357cm">
        <text:p text:style-name="MP8"><text:span text:style-name="MT2">- </text:span><text:span text:style-name="MT2"><text:page-number>&lt;number&gt;</text:page-number></text:span><text:span text:style-name="MT2"> 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7" draw:layer="backgroundobjects" svg:x1="1.693cm" svg:y1="16.933cm" svg:x2="23.918cm" svg:y2="16.934cm">
        <text:p/>
      </draw:line>
      <draw:frame draw:name="Titel 1" presentation:style-name="Mpr4" draw:text-style-name="MP11" draw:layer="backgroundobjects" svg:width="22.859cm" svg:height="3.174cm" svg:x="1.27cm" svg:y="0.635cm" presentation:class="title" presentation:user-transformed="true">
        <draw:text-box>
          <text:p text:style-name="MP10"><text:span text:style-name="MT3">Titelmaster</text:span><text:span text:style-name="MT3">format </text:span><text:span text:style-name="MT3">durch </text:span><text:span text:style-name="MT3">Klicken </text:span><text:span text:style-name="MT3">bearbeiten</text:span></text:p>
        </draw:text-box>
      </draw:frame>
      <draw:frame draw:name="Inhaltsplatzhalter 2" presentation:style-name="Mpr5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3"><text:span text:style-name="MT5">Zweite Ebene</text:span></text:p>
                                          <text:list>
                                            <text:list-item>
                                              <text:p text:style-name="MP13"><text:span text:style-name="MT6">Dritte Ebene</text:span></text:p>
                                              <text:list>
                                                <text:list-item>
                                                  <text:p text:style-name="MP14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3" draw:style-name="Mgr5" draw:text-style-name="MP9" draw:layer="backgroundobjects" svg:width="16.109cm" svg:height="0.758cm" svg:x="1.191cm" svg:y="17.661cm">
        <text:p text:style-name="MP8"><text:span text:style-name="MT8">© Dietmar Jannach, </text:span><text:span text:style-name="MT8">Markus Zanker and </text:span><text:span text:style-name="MT8">Gerhard Friedri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6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Tabelle" style:display-name="Titel und Tabelle" style:page-layout-name="PM1" draw:style-name="Mdp2">
      <draw:line draw:name="Line 4" draw:style-name="Mgr3" draw:text-style-name="MP7" draw:layer="backgroundobjects" svg:x1="1.481cm" svg:y1="3.386cm" svg:x2="23.706cm" svg:y2="3.387cm">
        <text:p/>
      </draw:line>
      <draw:custom-shape draw:name="Text Box 5" draw:style-name="Mgr6" draw:text-style-name="MP9" draw:layer="backgroundobjects" svg:width="2.942cm" svg:height="0.674cm" svg:x="21.462cm" svg:y="17.357cm">
        <text:p text:style-name="MP8"><text:span text:style-name="MT2">- </text:span><text:span text:style-name="MT2"><text:page-number>&lt;number&gt;</text:page-number></text:span><text:span text:style-name="MT2"> 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7" draw:layer="backgroundobjects" svg:x1="1.693cm" svg:y1="16.933cm" svg:x2="23.918cm" svg:y2="16.934cm">
        <text:p/>
      </draw:line>
      <draw:frame draw:name="Titel 1" presentation:style-name="Mpr8" draw:text-style-name="MP11" draw:layer="backgroundobjects" svg:width="22.859cm" svg:height="3.174cm" svg:x="1.27cm" svg:y="0.635cm" presentation:class="title" presentation:user-transformed="true">
        <draw:text-box>
          <text:p text:style-name="MP10"><text:span text:style-name="MT9">Titelmaster</text:span><text:span text:style-name="MT9">format </text:span><text:span text:style-name="MT9">durch </text:span><text:span text:style-name="MT9">Klicken </text:span><text:span text:style-name="MT9">bearbeiten</text:span></text:p>
        </draw:text-box>
      </draw:frame>
      <draw:frame draw:name="Tabellenplatzhalter 2" presentation:style-name="Titel_20_und_20_Tabelle-outline1" draw:layer="backgroundobjects" svg:width="22.859cm" svg:height="12.571cm" svg:x="1.27cm" svg:y="4.445cm" presentation:class="outline" presentation:placeholder="true" presentation:user-transformed="true">
        <draw:text-box/>
      </draw:frame>
      <draw:frame draw:name="Fußzeilenplatzhalter 3" presentation:style-name="Mpr9" draw:text-style-name="MP17" draw:layer="backgroundobjects" svg:width="12.399cm" svg:height="1.322cm" svg:x="1.499cm" svg:y="17.348cm" presentation:class="footer" presentation:user-transformed="true">
        <draw:text-box>
          <text:p text:style-name="MP16"><text:span text:style-name="MT10">Dr. Markus Zanker, </text:span><text:span text:style-name="MT10">markus.zanker@uni-klu.ac.at</text:span></text:p>
        </draw:text-box>
      </draw:frame>
      <presentation:notes style:page-layout-name="PM0">
        <draw:page-thumbnail presentation:style-name="Titel_20_und_20_Tabelle-title" draw:layer="backgroundobjects" svg:width="14.212cm" svg:height="10.659cm" svg:x="2.753cm" svg:y="2.16cm" presentation:class="page"/>
        <draw:frame presentation:style-name="Titel_20_und_20_Tabelle-notes" draw:layer="backgroundobjects" svg:width="15.775cm" svg:height="12.792cm" svg:x="1.972cm" svg:y="13.503cm" presentation:class="notes" presentation:placeholder="true">
          <draw:text-box/>
        </draw:frame>
        <draw:frame presentation:style-name="Mpr10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line draw:name="Line 4" draw:style-name="Mgr3" draw:text-style-name="MP7" draw:layer="backgroundobjects" svg:x1="1.481cm" svg:y1="3.386cm" svg:x2="23.706cm" svg:y2="3.387cm">
        <text:p/>
      </draw:line>
      <draw:custom-shape draw:name="Text Box 5" draw:style-name="Mgr7" draw:text-style-name="MP9" draw:layer="backgroundobjects" svg:width="2.942cm" svg:height="0.674cm" svg:x="21.462cm" svg:y="17.357cm">
        <text:p text:style-name="MP8"><text:span text:style-name="MT2">- </text:span><text:span text:style-name="MT2"><text:page-number>&lt;number&gt;</text:page-number></text:span><text:span text:style-name="MT2"> 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7" draw:layer="backgroundobjects" svg:x1="1.693cm" svg:y1="16.933cm" svg:x2="23.918cm" svg:y2="16.934cm">
        <text:p/>
      </draw:line>
      <draw:frame draw:name="Titel 1" presentation:style-name="Mpr12" draw:text-style-name="MP11" draw:layer="backgroundobjects" svg:width="22.859cm" svg:height="3.174cm" svg:x="1.27cm" svg:y="0.635cm" presentation:class="title" presentation:user-transformed="true">
        <draw:text-box>
          <text:p text:style-name="MP10"><text:span text:style-name="MT3">Titelmaster</text:span><text:span text:style-name="MT3">format </text:span><text:span text:style-name="MT3">durch </text:span><text:span text:style-name="MT3">Klicken </text:span><text:span text:style-name="MT3">bearbeiten</text:span></text:p>
        </draw:text-box>
      </draw:frame>
      <draw:frame draw:name="Inhaltsplatzhalter 2" presentation:style-name="Mpr13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3"><text:span text:style-name="MT5">Zweite Ebene</text:span></text:p>
                                          <text:list>
                                            <text:list-item>
                                              <text:p text:style-name="MP13"><text:span text:style-name="MT6">Dritte Ebene</text:span></text:p>
                                              <text:list>
                                                <text:list-item>
                                                  <text:p text:style-name="MP14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3" draw:style-name="Mgr8" draw:text-style-name="MP9" draw:layer="backgroundobjects" svg:width="16.109cm" svg:height="0.758cm" svg:x="1.191cm" svg:y="17.661cm">
        <text:p text:style-name="MP8"><text:span text:style-name="MT8">© Dietmar Jannach, </text:span><text:span text:style-name="MT8">Markus Zanker and </text:span><text:span text:style-name="MT8">Gerhard Friedri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el_20_und_20_Inhalt_5f_-title" draw:layer="backgroundobjects" svg:width="14.212cm" svg:height="10.659cm" svg:x="2.753cm" svg:y="2.16cm" presentation:class="page"/>
        <draw:frame presentation:style-name="Titel_20_und_20_Inhalt_5f_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7T00:16:36.864041561</meta:creation-date>
    <dc:date>2016-08-17T11:12:37.440841622</dc:date>
    <meta:editing-duration>PT8M37S</meta:editing-duration>
    <meta:editing-cycles>2</meta:editing-cycles>
    <meta:generator>LibreOffice/5.1.4.2$Linux_X86_64 LibreOffice_project/10m0$Build-2</meta:generator>
    <meta:document-statistic meta:object-count="89"/>
  </office:meta>
</office:document-meta>
</file>